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3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4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6" style:family="graphic" style:parent-style-name="objectwithoutfill">
      <style:graphic-properties svg:stroke-width="0.025cm" svg:stroke-color="#ff0000" draw:marker-start-width="0.229cm" draw:marker-end-width="0.229cm" draw:fill="none" draw:textarea-horizontal-align="center" draw:textarea-vertical-align="middle" fo:padding-top="0.012cm" fo:padding-bottom="0.012cm" fo:padding-left="0.012cm" fo:padding-right="0.012cm"/>
    </style:style>
    <style:style style:name="gr17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06cm" svg:height="0.293cm" svg:x="15.113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06cm" svg:height="0.293cm" svg:x="16.942cm" svg:y="14.765cm">
          <draw:text-box>
            <text:p text:style-name="P3"><text:span text:style-name="T1">2</text:span><text:span text:style-name="T1">,</text:span><text:span text:style-name="T1">6</text:span><text:span text:style-name="T1">0</text:span></text:p>
          </draw:text-box>
        </draw:frame>
        <draw:line draw:style-name="gr4" draw:text-style-name="P1" draw:layer="layout" svg:x1="24.269cm" svg:y1="18.347cm" svg:x2="24.269cm" svg:y2="12.467cm">
          <text:p/>
        </draw:line>
        <draw:polygon draw:style-name="gr5" draw:text-style-name="P2" draw:layer="layout" svg:width="0.051cm" svg:height="0.152cm" svg:x="24.244cm" svg:y="18.347cm" svg:viewBox="0 0 52 153" draw:points="0,0 52,0 25,153">
          <text:p/>
        </draw:polygon>
        <draw:polygon draw:style-name="gr5" draw:text-style-name="P2" draw:layer="layout" svg:width="0.051cm" svg:height="0.148cm" svg:x="24.244cm" svg:y="12.319cm" svg:viewBox="0 0 52 149" draw:points="0,149 52,149 25,0">
          <text:p/>
        </draw:polygon>
        <draw:frame draw:style-name="gr6" draw:text-style-name="P4" draw:layer="layout" svg:width="0.506cm" svg:height="0.293cm" svg:x="23.317cm" svg:y="14.765cm">
          <draw:text-box>
            <text:p text:style-name="P3"><text:span text:style-name="T1">2</text:span><text:span text:style-name="T1">,</text:span><text:span text:style-name="T1">9</text:span><text:span text:style-name="T1">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frame draw:style-name="gr6" draw:text-style-name="P4" draw:layer="layout" svg:width="0.506cm" svg:height="0.293cm" draw:transform="rotate (1.5707963267949) translate (23.901cm 15.668cm)">
          <draw:text-box>
            <text:p text:style-name="P3"><text:span text:style-name="T1">3,25</text:span></text:p>
          </draw:text-box>
        </draw:frame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06cm" svg:height="0.293cm" draw:transform="rotate (1.5707963267949) translate (23.901cm 9.25cm)">
          <draw:text-box>
            <text:p text:style-name="P3"><text:span text:style-name="T1">3</text:span><text:span text:style-name="T1">,</text:span><text:span text:style-name="T1">1</text:span><text:span text:style-name="T1">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06cm" svg:height="0.293cm" svg:x="17.153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06cm" svg:height="0.293cm" svg:x="27.098cm" svg:y="6.142cm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06cm" svg:height="0.293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06cm" svg:height="0.293cm" svg:x="17.954cm" svg:y="7.175cm">
          <draw:text-box>
            <text:p text:style-name="P3"><text:span text:style-name="T1">1</text:span><text:span text:style-name="T1">,</text:span><text:span text:style-name="T1">5</text:span><text:span text:style-name="T1">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06cm" svg:height="0.293cm" svg:x="20.345cm" svg:y="6.142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06cm" svg:height="0.293cm" svg:x="21.201cm" svg:y="9.19cm">
          <draw:text-box>
            <text:p text:style-name="P3"><text:span text:style-name="T1">0,1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06cm" svg:height="0.293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06cm" svg:height="0.293cm" svg:x="23.952cm" svg:y="10.731cm">
          <draw:text-box>
            <text:p text:style-name="P3"><text:span text:style-name="T1">2,2</text:span><text:span text:style-name="T1">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06cm" svg:height="0.293cm" draw:transform="rotate (1.5707963267949) translate (16.112cm 11.963cm)">
          <draw:text-box>
            <text:p text:style-name="P3"><text:span text:style-name="T1">1,0</text:span><text:span text:style-name="T1">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06cm" svg:height="0.293cm" draw:transform="rotate (0.808785575374172) translate (19.348cm 11.744cm)">
          <draw:text-box>
            <text:p text:style-name="P3"><text:span text:style-name="T1">1,3</text:span><text:span text:style-name="T1">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06cm" svg:height="0.293cm" svg:x="18.766cm" svg:y="14.613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06cm" svg:height="0.293cm" svg:x="21.201cm" svg:y="16.7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06cm" svg:height="0.293cm" svg:x="27.098cm" svg:y="16.7cm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06cm" svg:height="0.293cm" draw:transform="rotate (1.5707963267949) translate (25.594cm 19.782cm)">
          <draw:text-box>
            <text:p text:style-name="P3"><text:span text:style-name="T1">0</text:span><text:span text:style-name="T1">,</text:span><text:span text:style-name="T1">2</text:span><text:span text:style-name="T1">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25.594cm 5.186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06cm" svg:height="0.293cm" draw:transform="rotate (0.79115774992903) translate (10.499cm 3.647cm)">
          <draw:text-box>
            <text:p text:style-name="P3"><text:span text:style-name="T1">1,6</text:span><text:span text:style-name="T1">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06cm" svg:height="0.293cm" svg:x="13.894cm" svg:y="6.718cm">
          <draw:text-box>
            <text:p text:style-name="P3"><text:span text:style-name="T1">2,4</text:span><text:span text:style-name="T1">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06cm" svg:height="0.293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06cm" svg:height="0.293cm" draw:transform="rotate (0.785398163397448) translate (2.858cm 11.4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06cm" svg:height="0.293cm" draw:transform="rotate (0.79115774992903) translate (12.311cm 1.8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06cm" svg:height="0.293cm" draw:transform="rotate (0.79115774992903) translate (10.762cm 5.133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06cm" svg:height="0.293cm" svg:x="10.43cm" svg:y="7.774cm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06cm" svg:height="0.293cm" draw:transform="rotate (1.5707963267949) translate (13.457cm 11.654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06cm" svg:height="0.293cm" draw:transform="rotate (1.5707963267949) translate (15.218cm 12.26cm)">
          <draw:text-box>
            <text:p text:style-name="P3"><text:span text:style-name="T1">0</text:span><text:span text:style-name="T1">,</text:span><text:span text:style-name="T1">1</text:span><text:span text:style-name="T1">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06cm" svg:height="0.293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06cm" svg:height="0.293cm" draw:transform="rotate (1.5707963267949) translate (16.946cm 10.075cm)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06cm" svg:height="0.293cm" draw:transform="rotate (0.779638576865867) translate (11.386cm 14.834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06cm" svg:height="0.293cm" svg:x="13.534cm" svg:y="12.924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06cm" svg:height="0.293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06cm" svg:height="0.293cm" draw:transform="rotate (-0.779638576865868) translate (7.105cm 11.138cm)">
          <draw:text-box>
            <text:p text:style-name="P3"><text:span text:style-name="T1">3</text:span><text:span text:style-name="T1">,</text:span><text:span text:style-name="T1">6</text:span><text:span text:style-name="T1">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06cm" svg:height="0.293cm" svg:x="11.836cm" svg:y="13.368cm">
          <draw:text-box>
            <text:p text:style-name="P3"><text:span text:style-name="T1">2,4</text:span><text:span text:style-name="T1">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06cm" svg:height="0.293cm" draw:transform="rotate (1.5707963267949) translate (11.675cm 13.454cm)">
          <draw:text-box>
            <text:p text:style-name="P3"><text:span text:style-name="T1">2,5</text:span><text:span text:style-name="T1">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06cm" svg:height="0.293cm" draw:transform="rotate (1.5707963267949) translate (16.069cm 15.972cm)">
          <draw:text-box>
            <text:p text:style-name="P3"><text:span text:style-name="T1">2,9</text:span><text:span text:style-name="T1">3</text:span></text:p>
          </draw:text-box>
        </draw:frame>
        <draw:frame draw:style-name="gr6" draw:text-style-name="P4" draw:layer="layout" svg:width="0.506cm" svg:height="0.293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</text:span><text:span text:style-name="T2">O</text:span><text:span text:style-name="T2">C</text:span><text:span text:style-name="T2">I</text:span><text:span text:style-name="T2">N</text:span><text:span text:style-name="T2">A</text:span></text:p>
          </draw:text-box>
        </draw:frame>
        <draw:frame draw:style-name="gr9" draw:text-style-name="P5" draw:layer="layout" svg:width="1.467cm" svg:height="0.589cm" svg:x="16.684cm" svg:y="11.269cm">
          <draw:text-box>
            <text:p text:style-name="P3"><text:span text:style-name="T2">P</text:span><text:span text:style-name="T2">A</text:span><text:span text:style-name="T2">S</text:span><text:span text:style-name="T2">O</text:span></text:p>
          </draw:text-box>
        </draw:frame>
        <draw:frame draw:style-name="gr9" draw:text-style-name="P5" draw:layer="layout" svg:width="3.88cm" svg:height="0.589cm" svg:x="21.4cm" svg:y="7.404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3</text:span></text:p>
          </draw:text-box>
        </draw:frame>
        <draw:frame draw:style-name="gr9" draw:text-style-name="P5" draw:layer="layout" svg:width="3.88cm" svg:height="0.589cm" svg:x="21.4cm" svg:y="15.858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1</text:span></text:p>
          </draw:text-box>
        </draw:frame>
        <draw:frame draw:style-name="gr9" draw:text-style-name="P5" draw:layer="layout" svg:width="3.88cm" svg:height="0.589cm" svg:x="14.808cm" svg:y="17.382cm">
          <draw:text-box>
            <text:p text:style-name="P3"><text:span text:style-name="T2">D</text:span><text:span text:style-name="T2">O</text:span><text:span text:style-name="T2">R</text:span><text:span text:style-name="T2">M</text:span><text:span text:style-name="T2">I</text:span><text:span text:style-name="T2">T</text:span><text:span text:style-name="T2">O</text:span><text:span text:style-name="T2">R</text:span><text:span text:style-name="T2">I</text:span><text:span text:style-name="T2">O</text:span><text:span text:style-name="T2"> </text:span><text:span text:style-name="T2">2</text:span></text:p>
          </draw:text-box>
        </draw:frame>
        <draw:frame draw:style-name="gr9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9" draw:text-style-name="P5" draw:layer="layout" svg:width="1.327cm" svg:height="0.589cm" svg:x="12.133cm" svg:y="12.484cm">
          <draw:text-box>
            <text:p text:style-name="P3"><text:span text:style-name="T2">H</text:span><text:span text:style-name="T2">A</text:span><text:span text:style-name="T2">L</text:span><text:span text:style-name="T2">L</text:span></text:p>
          </draw:text-box>
        </draw:frame>
        <draw:line draw:style-name="gr10" draw:text-style-name="P1" draw:layer="layout" svg:x1="27.94cm" svg:y1="0.753cm" svg:x2="1.803cm" svg:y2="0.753cm">
          <text:p/>
        </draw:line>
        <draw:polygon draw:style-name="gr11" draw:text-style-name="P2" draw:layer="layout" svg:width="0cm" svg:height="0.003cm" svg:x="5.075cm" svg:y="17.077cm" svg:viewBox="0 0 0 4" draw:points="0,4 0,0">
          <text:p/>
        </draw:polygon>
        <draw:polygon draw:style-name="gr11" draw:text-style-name="P2" draw:layer="layout" svg:width="0.005cm" svg:height="0.004cm" svg:x="5.075cm" svg:y="17.077cm" svg:viewBox="0 0 6 5" draw:points="0,5 6,5 6,0 0,0">
          <text:p/>
        </draw:polygon>
        <draw:polygon draw:style-name="gr11" draw:text-style-name="P2" draw:layer="layout" svg:width="0.004cm" svg:height="0.004cm" svg:x="5.08cm" svg:y="17.077cm" svg:viewBox="0 0 5 5" draw:points="0,5 5,5 5,0 0,0">
          <text:p/>
        </draw:polygon>
        <draw:polygon draw:style-name="gr11" draw:text-style-name="P2" draw:layer="layout" svg:width="0cm" svg:height="0.003cm" svg:x="5.084cm" svg:y="17.077cm" svg:viewBox="0 0 0 4" draw:points="0,4 0,0">
          <text:p/>
        </draw:polygon>
        <draw:polygon draw:style-name="gr11" draw:text-style-name="P2" draw:layer="layout" svg:width="0.004cm" svg:height="0.004cm" svg:x="5.084cm" svg:y="17.077cm" svg:viewBox="0 0 5 5" draw:points="0,5 5,5 5,0 0,0">
          <text:p/>
        </draw:polygon>
        <draw:polygon draw:style-name="gr11" draw:text-style-name="P2" draw:layer="layout" svg:width="0cm" svg:height="0.003cm" svg:x="5.088cm" svg:y="17.077cm" svg:viewBox="0 0 0 4" draw:points="0,4 0,0">
          <text:p/>
        </draw:polygon>
        <draw:polygon draw:style-name="gr11" draw:text-style-name="P2" draw:layer="layout" svg:width="0.004cm" svg:height="0.004cm" svg:x="5.088cm" svg:y="17.077cm" svg:viewBox="0 0 5 5" draw:points="0,5 5,5 5,0 0,0">
          <text:p/>
        </draw:polygon>
        <draw:polygon draw:style-name="gr11" draw:text-style-name="P2" draw:layer="layout" svg:width="0cm" svg:height="0.003cm" svg:x="5.092cm" svg:y="17.077cm" svg:viewBox="0 0 0 4" draw:points="0,4 0,0">
          <text:p/>
        </draw:polygon>
        <draw:polygon draw:style-name="gr11" draw:text-style-name="P2" draw:layer="layout" svg:width="0.004cm" svg:height="0.004cm" svg:x="5.092cm" svg:y="17.077cm" svg:viewBox="0 0 5 5" draw:points="0,5 5,5 5,0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.004cm" svg:height="0.006cm" svg:x="8.382cm" svg:y="15.417cm" svg:viewBox="0 0 5 7" draw:points="0,7 5,7 5,0 0,0">
          <text:p/>
        </draw:polygon>
        <draw:polygon draw:style-name="gr11" draw:text-style-name="P2" draw:layer="layout" svg:width="0cm" svg:height="0.004cm" svg:x="8.386cm" svg:y="15.417cm" svg:viewBox="0 0 0 5" draw:points="0,5 0,0">
          <text:p/>
        </draw:polygon>
        <draw:polygon draw:style-name="gr11" draw:text-style-name="P2" draw:layer="layout" svg:width="0.004cm" svg:height="0.006cm" svg:x="8.386cm" svg:y="15.417cm" svg:viewBox="0 0 5 7" draw:points="0,7 5,7 5,0 0,0">
          <text:p/>
        </draw:polygon>
        <draw:polygon draw:style-name="gr11" draw:text-style-name="P2" draw:layer="layout" svg:width="0cm" svg:height="0.004cm" svg:x="8.39cm" svg:y="15.417cm" svg:viewBox="0 0 0 5" draw:points="0,5 0,0">
          <text:p/>
        </draw:polygon>
        <draw:polygon draw:style-name="gr11" draw:text-style-name="P2" draw:layer="layout" svg:width="0.004cm" svg:height="0.006cm" svg:x="8.39cm" svg:y="15.417cm" svg:viewBox="0 0 5 7" draw:points="0,7 5,7 5,0 0,0">
          <text:p/>
        </draw:polygon>
        <draw:polygon draw:style-name="gr11" draw:text-style-name="P2" draw:layer="layout" svg:width="0cm" svg:height="0.004cm" svg:x="8.394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.005cm" svg:height="0.006cm" svg:x="8.398cm" svg:y="15.417cm" svg:viewBox="0 0 6 7" draw:points="0,7 6,7 6,0 0,0">
          <text:p/>
        </draw:polygon>
        <draw:polygon draw:style-name="gr11" draw:text-style-name="P2" draw:layer="layout" svg:width="0cm" svg:height="0.004cm" svg:x="8.403cm" svg:y="15.417cm" svg:viewBox="0 0 0 5" draw:points="0,5 0,0">
          <text:p/>
        </draw:polygon>
        <draw:polygon draw:style-name="gr11" draw:text-style-name="P2" draw:layer="layout" svg:width="0.004cm" svg:height="0.006cm" svg:x="8.403cm" svg:y="15.417cm" svg:viewBox="0 0 5 7" draw:points="0,7 5,7 5,0 0,0">
          <text:p/>
        </draw:polygon>
        <draw:frame draw:style-name="gr12" draw:text-style-name="P6" draw:layer="layout" svg:width="8.837cm" svg:height="2.955cm" svg:x="15.727cm" svg:y="2.784cm">
          <draw:text-box>
            <text:p text:style-name="P3"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text:span text:style-name="T3">o</text:span><text:span text:style-name="T3"> </text:span><text:span text:style-name="T3">T</text:span><text:span text:style-name="T3">U</text:span><text:span text:style-name="T3">G</text:span><text:span text:style-name="T3">-</text:span><text:span text:style-name="T3">2</text:span></text:p>
            <text:p text:style-name="P3"><text:span text:style-name="T3"/></text:p>
          </draw:text-box>
        </draw:frame>
        <draw:g>
          <draw:path draw:style-name="gr13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4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4" draw:text-style-name="P1" draw:layer="layout" svg:x1="16.431cm" svg:y1="9.591cm" svg:x2="16.042cm" svg:y2="10.342cm">
            <text:p/>
          </draw:line>
        </draw:g>
        <draw:g>
          <draw:g>
            <draw:path draw:style-name="gr15" draw:text-style-name="P1" draw:layer="controls" svg:width="0.181cm" svg:height="0.09cm" draw:transform="rotate (-1.5707963267949) translate (12.0066101730553cm 7.07799285732507cm)" svg:viewBox="0 0 182 91" svg:d="M182 91c0-50-41-91-91-91s-91 41-91 91">
              <text:p/>
            </draw:path>
            <draw:line draw:style-name="gr15" draw:text-style-name="P1" draw:layer="controls" svg:x1="11.917cm" svg:y1="7.259cm" svg:x2="11.917cm" svg:y2="7.323cm">
              <text:p/>
            </draw:line>
            <draw:line draw:style-name="gr15" draw:text-style-name="P1" draw:layer="controls" svg:x1="11.917cm" svg:y1="7.078cm" svg:x2="11.917cm" svg:y2="7.013cm">
              <text:p/>
            </draw:line>
            <draw:line draw:style-name="gr15" draw:text-style-name="P1" draw:layer="controls" svg:x1="12.007cm" svg:y1="7.168cm" svg:x2="12.071cm" svg:y2="7.168cm">
              <text:p/>
            </draw:line>
          </draw:g>
          <draw:g>
            <draw:path draw:style-name="gr15" draw:text-style-name="P1" draw:layer="controls" svg:width="0.181cm" svg:height="0.09cm" draw:transform="rotate (-1.5707963267949) translate (12.0073172798365cm 7.36154267658087cm)" svg:viewBox="0 0 182 91" svg:d="M182 91c0-50-41-91-91-91s-91 41-91 91">
              <text:p/>
            </draw:path>
            <draw:line draw:style-name="gr15" draw:text-style-name="P1" draw:layer="controls" svg:x1="11.917cm" svg:y1="7.543cm" svg:x2="11.917cm" svg:y2="7.607cm">
              <text:p/>
            </draw:line>
            <draw:line draw:style-name="gr15" draw:text-style-name="P1" draw:layer="controls" svg:x1="11.917cm" svg:y1="7.362cm" svg:x2="11.917cm" svg:y2="7.297cm">
              <text:p/>
            </draw:line>
            <draw:line draw:style-name="gr15" draw:text-style-name="P1" draw:layer="controls" svg:x1="12.007cm" svg:y1="7.452cm" svg:x2="12.071cm" svg:y2="7.452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-3.14159265358979) translate (12.3090071426749cm 10.8846101730553cm)" svg:viewBox="0 0 182 91" svg:d="M182 91c0-50-41-91-91-91s-91 41-91 91">
              <text:p/>
            </draw:path>
            <draw:line draw:style-name="gr15" draw:text-style-name="P1" draw:layer="controls" svg:x1="12.128cm" svg:y1="10.795cm" svg:x2="12.064cm" svg:y2="10.795cm">
              <text:p/>
            </draw:line>
            <draw:line draw:style-name="gr15" draw:text-style-name="P1" draw:layer="controls" svg:x1="12.309cm" svg:y1="10.795cm" svg:x2="12.374cm" svg:y2="10.795cm">
              <text:p/>
            </draw:line>
            <draw:line draw:style-name="gr15" draw:text-style-name="P1" draw:layer="controls" svg:x1="12.219cm" svg:y1="10.885cm" svg:x2="12.219cm" svg:y2="10.949cm">
              <text:p/>
            </draw:line>
          </draw:g>
          <draw:g>
            <draw:path draw:style-name="gr15" draw:text-style-name="P1" draw:layer="controls" svg:width="0.181cm" svg:height="0.09cm" draw:transform="rotate (-3.14159265358979) translate (12.0254573234191cm 10.8853172798365cm)" svg:viewBox="0 0 182 91" svg:d="M182 91c0-50-41-91-91-91s-91 41-91 91">
              <text:p/>
            </draw:path>
            <draw:line draw:style-name="gr15" draw:text-style-name="P1" draw:layer="controls" svg:x1="11.844cm" svg:y1="10.795cm" svg:x2="11.78cm" svg:y2="10.795cm">
              <text:p/>
            </draw:line>
            <draw:line draw:style-name="gr15" draw:text-style-name="P1" draw:layer="controls" svg:x1="12.025cm" svg:y1="10.795cm" svg:x2="12.09cm" svg:y2="10.795cm">
              <text:p/>
            </draw:line>
            <draw:line draw:style-name="gr15" draw:text-style-name="P1" draw:layer="controls" svg:x1="11.935cm" svg:y1="10.885cm" svg:x2="11.935cm" svg:y2="10.949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1.5707963267949) translate (11.3953898269447cm 7.57800714267493cm)" svg:viewBox="0 0 182 91" svg:d="M182 91c0-50-41-91-91-91s-91 41-91 91">
              <text:p/>
            </draw:path>
            <draw:line draw:style-name="gr15" draw:text-style-name="P1" draw:layer="controls" svg:x1="11.485cm" svg:y1="7.397cm" svg:x2="11.485cm" svg:y2="7.333cm">
              <text:p/>
            </draw:line>
            <draw:line draw:style-name="gr15" draw:text-style-name="P1" draw:layer="controls" svg:x1="11.485cm" svg:y1="7.578cm" svg:x2="11.485cm" svg:y2="7.643cm">
              <text:p/>
            </draw:line>
            <draw:line draw:style-name="gr15" draw:text-style-name="P1" draw:layer="controls" svg:x1="11.395cm" svg:y1="7.488cm" svg:x2="11.331cm" svg:y2="7.488cm">
              <text:p/>
            </draw:line>
          </draw:g>
          <draw:g>
            <draw:path draw:style-name="gr15" draw:text-style-name="P1" draw:layer="controls" svg:width="0.181cm" svg:height="0.09cm" draw:transform="rotate (1.5707963267949) translate (11.3946827201635cm 7.29445732341913cm)" svg:viewBox="0 0 182 91" svg:d="M182 91c0-50-41-91-91-91s-91 41-91 91">
              <text:p/>
            </draw:path>
            <draw:line draw:style-name="gr15" draw:text-style-name="P1" draw:layer="controls" svg:x1="11.485cm" svg:y1="7.113cm" svg:x2="11.485cm" svg:y2="7.049cm">
              <text:p/>
            </draw:line>
            <draw:line draw:style-name="gr15" draw:text-style-name="P1" draw:layer="controls" svg:x1="11.485cm" svg:y1="7.294cm" svg:x2="11.485cm" svg:y2="7.359cm">
              <text:p/>
            </draw:line>
            <draw:line draw:style-name="gr15" draw:text-style-name="P1" draw:layer="controls" svg:x1="11.395cm" svg:y1="7.204cm" svg:x2="11.331cm" svg:y2="7.204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1.5707963267949) translate (16.3413898269447cm 6.58200714267494cm)" svg:viewBox="0 0 182 91" svg:d="M182 91c0-50-41-91-91-91s-91 41-91 91">
              <text:p/>
            </draw:path>
            <draw:line draw:style-name="gr15" draw:text-style-name="P1" draw:layer="controls" svg:x1="16.431cm" svg:y1="6.401cm" svg:x2="16.431cm" svg:y2="6.337cm">
              <text:p/>
            </draw:line>
            <draw:line draw:style-name="gr15" draw:text-style-name="P1" draw:layer="controls" svg:x1="16.431cm" svg:y1="6.582cm" svg:x2="16.431cm" svg:y2="6.647cm">
              <text:p/>
            </draw:line>
            <draw:line draw:style-name="gr15" draw:text-style-name="P1" draw:layer="controls" svg:x1="16.341cm" svg:y1="6.492cm" svg:x2="16.277cm" svg:y2="6.492cm">
              <text:p/>
            </draw:line>
          </draw:g>
          <draw:g>
            <draw:path draw:style-name="gr15" draw:text-style-name="P1" draw:layer="controls" svg:width="0.181cm" svg:height="0.09cm" draw:transform="rotate (1.5707963267949) translate (16.3406827201635cm 6.29845732341913cm)" svg:viewBox="0 0 182 91" svg:d="M182 91c0-50-41-91-91-91s-91 41-91 91">
              <text:p/>
            </draw:path>
            <draw:line draw:style-name="gr15" draw:text-style-name="P1" draw:layer="controls" svg:x1="16.431cm" svg:y1="6.117cm" svg:x2="16.431cm" svg:y2="6.053cm">
              <text:p/>
            </draw:line>
            <draw:line draw:style-name="gr15" draw:text-style-name="P1" draw:layer="controls" svg:x1="16.431cm" svg:y1="6.298cm" svg:x2="16.431cm" svg:y2="6.363cm">
              <text:p/>
            </draw:line>
            <draw:line draw:style-name="gr15" draw:text-style-name="P1" draw:layer="controls" svg:x1="16.341cm" svg:y1="6.208cm" svg:x2="16.277cm" svg:y2="6.208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-2.35619449019235) translate (8.44314213562373cm 5.49293398282202cm)" svg:viewBox="0 0 182 91" svg:d="M182 91c0-50-41-91-91-91s-91 41-91 91">
              <text:p/>
            </draw:path>
            <draw:line draw:style-name="gr15" draw:text-style-name="P1" draw:layer="controls" svg:x1="8.251cm" svg:y1="5.557cm" svg:x2="8.206cm" svg:y2="5.602cm">
              <text:p/>
            </draw:line>
            <draw:line draw:style-name="gr15" draw:text-style-name="P1" draw:layer="controls" svg:x1="8.38cm" svg:y1="5.429cm" svg:x2="8.426cm" svg:y2="5.383cm">
              <text:p/>
            </draw:line>
            <draw:line draw:style-name="gr15" draw:text-style-name="P1" draw:layer="controls" svg:x1="8.38cm" svg:y1="5.557cm" svg:x2="8.425cm" svg:y2="5.602cm">
              <text:p/>
            </draw:line>
          </draw:g>
          <draw:g>
            <draw:path draw:style-name="gr15" draw:text-style-name="P1" draw:layer="controls" svg:width="0.181cm" svg:height="0.09cm" draw:transform="rotate (-2.35619449019235) translate (8.24314213562373cm 5.69393398282202cm)" svg:viewBox="0 0 182 91" svg:d="M182 91c0-50-41-91-91-91s-91 41-91 91">
              <text:p/>
            </draw:path>
            <draw:line draw:style-name="gr15" draw:text-style-name="P1" draw:layer="controls" svg:x1="8.051cm" svg:y1="5.758cm" svg:x2="8.006cm" svg:y2="5.803cm">
              <text:p/>
            </draw:line>
            <draw:line draw:style-name="gr15" draw:text-style-name="P1" draw:layer="controls" svg:x1="8.18cm" svg:y1="5.63cm" svg:x2="8.226cm" svg:y2="5.584cm">
              <text:p/>
            </draw:line>
            <draw:line draw:style-name="gr15" draw:text-style-name="P1" draw:layer="controls" svg:x1="8.18cm" svg:y1="5.758cm" svg:x2="8.225cm" svg:y2="5.803cm">
              <text:p/>
            </draw:line>
          </draw:g>
        </draw:g>
        <draw:path draw:style-name="gr16" draw:text-style-name="P8" draw:layer="controls" svg:width="2.059cm" svg:height="3.078cm" draw:transform="skewX (-0.0797615468161409) rotate (-2.39581346421262) translate (13.7623801314855cm 9.47602515450406cm)" svg:viewBox="0 0 2060 3079" svg:d="M0 3079c2060 1 2060-3079 2060-3079">
          <text:p/>
        </draw:path>
        <draw:g>
          <draw:g>
            <draw:path draw:style-name="gr15" draw:text-style-name="P1" draw:layer="controls" svg:width="0.181cm" svg:height="0.09cm" draw:transform="rotate (-2.35619449019235) translate (5.94414213562373cm 7.99393398282202cm)" svg:viewBox="0 0 182 91" svg:d="M182 91c0-50-41-91-91-91s-91 41-91 91">
              <text:p/>
            </draw:path>
            <draw:line draw:style-name="gr15" draw:text-style-name="P1" draw:layer="controls" svg:x1="5.752cm" svg:y1="8.058cm" svg:x2="5.707cm" svg:y2="8.103cm">
              <text:p/>
            </draw:line>
            <draw:line draw:style-name="gr15" draw:text-style-name="P1" draw:layer="controls" svg:x1="5.881cm" svg:y1="7.93cm" svg:x2="5.927cm" svg:y2="7.884cm">
              <text:p/>
            </draw:line>
            <draw:line draw:style-name="gr15" draw:text-style-name="P1" draw:layer="controls" svg:x1="5.881cm" svg:y1="8.058cm" svg:x2="5.926cm" svg:y2="8.103cm">
              <text:p/>
            </draw:line>
          </draw:g>
          <draw:g>
            <draw:path draw:style-name="gr15" draw:text-style-name="P1" draw:layer="controls" svg:width="0.181cm" svg:height="0.09cm" draw:transform="rotate (-2.35619449019235) translate (5.74414213562373cm 8.19493398282202cm)" svg:viewBox="0 0 182 91" svg:d="M182 91c0-50-41-91-91-91s-91 41-91 91">
              <text:p/>
            </draw:path>
            <draw:line draw:style-name="gr15" draw:text-style-name="P1" draw:layer="controls" svg:x1="5.552cm" svg:y1="8.259cm" svg:x2="5.507cm" svg:y2="8.304cm">
              <text:p/>
            </draw:line>
            <draw:line draw:style-name="gr15" draw:text-style-name="P1" draw:layer="controls" svg:x1="5.681cm" svg:y1="8.131cm" svg:x2="5.727cm" svg:y2="8.085cm">
              <text:p/>
            </draw:line>
            <draw:line draw:style-name="gr15" draw:text-style-name="P1" draw:layer="controls" svg:x1="5.681cm" svg:y1="8.259cm" svg:x2="5.726cm" svg:y2="8.304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-2.35619449019235) translate (2.94414213562373cm 10.993933982822cm)" svg:viewBox="0 0 182 91" svg:d="M182 91c0-50-41-91-91-91s-91 41-91 91">
              <text:p/>
            </draw:path>
            <draw:line draw:style-name="gr15" draw:text-style-name="P1" draw:layer="controls" svg:x1="2.752cm" svg:y1="11.058cm" svg:x2="2.707cm" svg:y2="11.103cm">
              <text:p/>
            </draw:line>
            <draw:line draw:style-name="gr15" draw:text-style-name="P1" draw:layer="controls" svg:x1="2.881cm" svg:y1="10.93cm" svg:x2="2.927cm" svg:y2="10.884cm">
              <text:p/>
            </draw:line>
            <draw:line draw:style-name="gr15" draw:text-style-name="P1" draw:layer="controls" svg:x1="2.881cm" svg:y1="11.058cm" svg:x2="2.926cm" svg:y2="11.103cm">
              <text:p/>
            </draw:line>
          </draw:g>
          <draw:g>
            <draw:path draw:style-name="gr15" draw:text-style-name="P1" draw:layer="controls" svg:width="0.181cm" svg:height="0.09cm" draw:transform="rotate (-2.35619449019235) translate (2.74414213562373cm 11.194933982822cm)" svg:viewBox="0 0 182 91" svg:d="M182 91c0-50-41-91-91-91s-91 41-91 91">
              <text:p/>
            </draw:path>
            <draw:line draw:style-name="gr15" draw:text-style-name="P1" draw:layer="controls" svg:x1="2.552cm" svg:y1="11.259cm" svg:x2="2.507cm" svg:y2="11.304cm">
              <text:p/>
            </draw:line>
            <draw:line draw:style-name="gr15" draw:text-style-name="P1" draw:layer="controls" svg:x1="2.681cm" svg:y1="11.131cm" svg:x2="2.727cm" svg:y2="11.085cm">
              <text:p/>
            </draw:line>
            <draw:line draw:style-name="gr15" draw:text-style-name="P1" draw:layer="controls" svg:x1="2.681cm" svg:y1="11.259cm" svg:x2="2.726cm" svg:y2="11.304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-3.14159265358979) translate (16.0090071426749cm 6.08561017305527cm)" svg:viewBox="0 0 182 91" svg:d="M182 91c0-50-41-91-91-91s-91 41-91 91">
              <text:p/>
            </draw:path>
            <draw:line draw:style-name="gr15" draw:text-style-name="P1" draw:layer="controls" svg:x1="15.828cm" svg:y1="5.996cm" svg:x2="15.764cm" svg:y2="5.996cm">
              <text:p/>
            </draw:line>
            <draw:line draw:style-name="gr15" draw:text-style-name="P1" draw:layer="controls" svg:x1="16.009cm" svg:y1="5.996cm" svg:x2="16.074cm" svg:y2="5.996cm">
              <text:p/>
            </draw:line>
            <draw:line draw:style-name="gr15" draw:text-style-name="P1" draw:layer="controls" svg:x1="15.919cm" svg:y1="6.086cm" svg:x2="15.919cm" svg:y2="6.15cm">
              <text:p/>
            </draw:line>
          </draw:g>
          <draw:g>
            <draw:path draw:style-name="gr15" draw:text-style-name="P1" draw:layer="controls" svg:width="0.181cm" svg:height="0.09cm" draw:transform="rotate (-3.14159265358979) translate (15.7254573234191cm 6.08631727983645cm)" svg:viewBox="0 0 182 91" svg:d="M182 91c0-50-41-91-91-91s-91 41-91 91">
              <text:p/>
            </draw:path>
            <draw:line draw:style-name="gr15" draw:text-style-name="P1" draw:layer="controls" svg:x1="15.544cm" svg:y1="5.996cm" svg:x2="15.48cm" svg:y2="5.996cm">
              <text:p/>
            </draw:line>
            <draw:line draw:style-name="gr15" draw:text-style-name="P1" draw:layer="controls" svg:x1="15.725cm" svg:y1="5.996cm" svg:x2="15.79cm" svg:y2="5.996cm">
              <text:p/>
            </draw:line>
            <draw:line draw:style-name="gr15" draw:text-style-name="P1" draw:layer="controls" svg:x1="15.635cm" svg:y1="6.086cm" svg:x2="15.635cm" svg:y2="6.15cm">
              <text:p/>
            </draw:line>
          </draw:g>
        </draw:g>
        <draw:g>
          <draw:g>
            <draw:path draw:style-name="gr15" draw:text-style-name="P1" draw:layer="controls" svg:width="0.181cm" svg:height="0.09cm" draw:transform="rotate (-0.785398163397449) translate (10.9501938674518cm 5.64759797974645cm)" svg:viewBox="0 0 182 91" svg:d="M182 91c0-50-41-91-91-91s-91 41-91 91">
              <text:p/>
            </draw:path>
            <draw:line draw:style-name="gr15" draw:text-style-name="P1" draw:layer="controls" svg:x1="11.015cm" svg:y1="5.839cm" svg:x2="11.06cm" svg:y2="5.884cm">
              <text:p/>
            </draw:line>
            <draw:line draw:style-name="gr15" draw:text-style-name="P1" draw:layer="controls" svg:x1="10.887cm" svg:y1="5.711cm" svg:x2="10.841cm" svg:y2="5.665cm">
              <text:p/>
            </draw:line>
            <draw:line draw:style-name="gr15" draw:text-style-name="P1" draw:layer="controls" svg:x1="11.014cm" svg:y1="5.711cm" svg:x2="11.059cm" svg:y2="5.666cm">
              <text:p/>
            </draw:line>
          </draw:g>
          <draw:g>
            <draw:path draw:style-name="gr15" draw:text-style-name="P1" draw:layer="controls" svg:width="0.181cm" svg:height="0.09cm" draw:transform="rotate (-0.785398163397449) translate (11.1511938674518cm 5.84759797974645cm)" svg:viewBox="0 0 182 91" svg:d="M182 91c0-50-41-91-91-91s-91 41-91 91">
              <text:p/>
            </draw:path>
            <draw:line draw:style-name="gr15" draw:text-style-name="P1" draw:layer="controls" svg:x1="11.216cm" svg:y1="6.039cm" svg:x2="11.261cm" svg:y2="6.084cm">
              <text:p/>
            </draw:line>
            <draw:line draw:style-name="gr15" draw:text-style-name="P1" draw:layer="controls" svg:x1="11.088cm" svg:y1="5.911cm" svg:x2="11.042cm" svg:y2="5.865cm">
              <text:p/>
            </draw:line>
            <draw:line draw:style-name="gr15" draw:text-style-name="P1" draw:layer="controls" svg:x1="11.215cm" svg:y1="5.911cm" svg:x2="11.26cm" svg:y2="5.866cm">
              <text:p/>
            </draw:line>
          </draw:g>
        </draw:g>
        <draw:g>
          <draw:path draw:style-name="gr15" draw:text-style-name="P1" draw:layer="controls" svg:width="0.181cm" svg:height="0.09cm" draw:transform="rotate (-2.35619449019235) translate (9.94414213562373cm 3.99393398282202cm)" svg:viewBox="0 0 182 91" svg:d="M182 91c0-50-41-91-91-91s-91 41-91 91">
            <text:p/>
          </draw:path>
          <draw:line draw:style-name="gr15" draw:text-style-name="P1" draw:layer="controls" svg:x1="9.752cm" svg:y1="4.058cm" svg:x2="9.707cm" svg:y2="4.103cm">
            <text:p/>
          </draw:line>
          <draw:line draw:style-name="gr15" draw:text-style-name="P1" draw:layer="controls" svg:x1="9.881cm" svg:y1="3.93cm" svg:x2="9.927cm" svg:y2="3.884cm">
            <text:p/>
          </draw:line>
          <draw:line draw:style-name="gr15" draw:text-style-name="P1" draw:layer="controls" svg:x1="9.881cm" svg:y1="4.058cm" svg:x2="9.926cm" svg:y2="4.103cm">
            <text:p/>
          </draw:line>
        </draw:g>
        <draw:path draw:style-name="gr16" draw:text-style-name="P8" draw:layer="controls" svg:width="2.221cm" svg:height="2.221cm" draw:transform="skewX (-0.0162315620435473) rotate (-1.58702788883844) translate (8.1500000373034cm 5.78cm)" svg:viewBox="0 0 2222 2222" svg:d="M0 0c1905 0 2222 2222 2222 2222">
          <text:p/>
        </draw:path>
        <draw:path draw:style-name="gr16" draw:text-style-name="P8" draw:layer="controls" svg:width="2.877cm" svg:height="2.355cm" draw:transform="skewX (-0.150098315671512) rotate (-1.71548412178523) translate (5.511cm 8.3cm)" svg:viewBox="0 0 2878 2356" svg:d="M0 0c2467 0 2878 2356 2878 2356">
          <text:p/>
        </draw:path>
        <draw:path draw:style-name="gr16" draw:text-style-name="P8" draw:layer="controls" svg:width="2.225cm" svg:height="2.837cm" draw:transform="skewX (0.0977384381116825) rotate (1.66853476490658) translate (8.64320144623317cm 7.59019533211581cm)" svg:viewBox="0 0 2226 2838" svg:d="M2226 0c-1908-1-2226 2838-2226 2838">
          <text:p/>
        </draw:path>
        <draw:path draw:style-name="gr16" draw:text-style-name="P8" draw:layer="controls" svg:width="0.521cm" svg:height="0.459cm" draw:transform="skewX (-0.143815130364333) rotate (-1.06726883759453) translate (11.7131146470921cm 6.91884404834627cm)" svg:viewBox="0 0 522 460" svg:d="M0 460c640 0 512-460 512-460">
          <text:p/>
        </draw:path>
        <draw:path draw:style-name="gr16" draw:text-style-name="P8" draw:layer="controls" svg:width="0.994cm" svg:height="0.567cm" draw:transform="rotate (-0.464257581030492) translate (11.267cm 6.085cm)" svg:viewBox="0 0 995 568" svg:d="M0 0c710 0 995 568 995 568">
          <text:p/>
        </draw:path>
        <draw:path draw:style-name="gr16" draw:text-style-name="P8" draw:layer="controls" svg:width="2.093cm" svg:height="0.449cm" draw:transform="rotate (-0.785398163397448) translate (9.87150218064678cm 3.95749781935323cm)" svg:viewBox="0 0 2094 450" svg:d="M0 152c426-11 747-151 1196-152 807-1 898 450 898 450">
          <text:p/>
        </draw:path>
        <draw:path draw:style-name="gr17" draw:text-style-name="P1" draw:layer="controls" svg:width="4.458cm" svg:height="0.942cm" draw:transform="rotate (0.174532925199433) translate (11.0189714431066cm 5.86281035489186cm)" svg:viewBox="0 0 4459 943" svg:d="M4459 922c-681 203-3463-1153-4459-887">
          <text:p/>
        </draw:path>
        <draw:path draw:style-name="gr17" draw:text-style-name="P1" draw:layer="controls" svg:width="0.131cm" svg:height="0.681cm" draw:transform="skewX (-0.696211838620538) rotate (0.0825540736193318) translate (15.6805388826408cm 6.00974064420749cm)" svg:viewBox="0 0 132 682" svg:d="M81 0c-123 239-106 467 51 682">
          <text:p/>
        </draw:path>
        <draw:path draw:style-name="gr17" draw:text-style-name="P1" draw:layer="controls" svg:width="2.452cm" svg:height="0.717cm" draw:transform="skewX (-0.781209373192662) rotate (-1.46415670949804) translate (16.4245181861507cm 6.41494540364886cm)" svg:viewBox="0 0 2453 718" svg:d="M0 0c427 341 1535 666 2453 718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5:26:47.857446850</dc:date>
    <meta:editing-duration>PT4H27M54S</meta:editing-duration>
    <meta:editing-cycles>41</meta:editing-cycles>
    <meta:generator>LibreOffice/7.4.7.2$Linux_X86_64 LibreOffice_project/40$Build-2</meta:generator>
    <meta:document-statistic meta:object-count="647"/>
  </office:meta>
</office:document-meta>
</file>